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53.43mm" svg:y="403.52mm">
            <loext:p draw:notify-on-update-of-ranges="Sheet1.C3:Sheet1.C3 Sheet1.C4:Sheet1.C88 Sheet1.D3:Sheet1.D3 Sheet1.D4:Sheet1.D88 Sheet1.E3:Sheet1.E3 Sheet1.E4:Sheet1.E88 Sheet1.F3:Sheet1.F3 Sheet1.F4:Sheet1.F88 Sheet1.G3:Sheet1.G3 Sheet1.G4:Sheet1.G88 Sheet1.H3:Sheet1.H3 Sheet1.H4:Sheet1.H88 Sheet1.I3:Sheet1.I3 Sheet1.I4:Sheet1.I88 Sheet1.J3:Sheet1.J3 Sheet1.J4:Sheet1.J88 Sheet1.K3:Sheet1.K3 Sheet1.K4:Sheet1.K88 Sheet1.L3:Sheet1.L3 Sheet1.L4:Sheet1.L88 Sheet1.M3:Sheet1.M3 Sheet1.M4:Sheet1.M88 Sheet1.N3:Sheet1.N3 Sheet1.N4:Sheet1.N88 Sheet1.O3:Sheet1.O3 Sheet1.O4:Sheet1.O88 Sheet1.P3:Sheet1.P3 Sheet1.P4:Sheet1.P88 Sheet1.Q3:Sheet1.Q3 Sheet1.Q4:Sheet1.Q88 Sheet1.R3:Sheet1.R3 Sheet1.R4:Sheet1.R88 Sheet1.S3:Sheet1.S3 Sheet1.S4:Sheet1.S88 Sheet1.T3:Sheet1.T3 Sheet1.T4:Sheet1.T88 Sheet1.U3:Sheet1.U3 Sheet1.U4:Sheet1.U88 Sheet1.V3:Sheet1.V3 Sheet1.V4:Sheet1.V88 Sheet1.W3:Sheet1.W3 Sheet1.W4:Sheet1.W88 Sheet1.X3:Sheet1.X3 Sheet1.X4:Sheet1.X88 Sheet1.Y3:Sheet1.Y3 Sheet1.Y4:Sheet1.Y88 Sheet1.Z3:Sheet1.Z3 Sheet1.Z4:Sheet1.Z88 Sheet1.AA3:Sheet1.AA3 Sheet1.AA4:Sheet1.AA8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1" table:number-columns-repeated="9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L</text:p>
          </table:table-cell>
          <table:table-cell office:value-type="float" office:value="5" calcext:value-type="float">
            <text:p>5.0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.0</text:p>
          </table:table-cell>
          <table:table-cell office:value-type="float" office:value="7" calcext:value-type="float">
            <text:p>7.0</text:p>
          </table:table-cell>
          <table:table-cell office:value-type="float" office:value="7.1" calcext:value-type="float">
            <text:p>7.1</text:p>
          </table:table-cell>
          <table:table-cell table:style-name="Default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20"/>
          <table:table-cell table:formula="of:=SUM([.D4:.AB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20"/>
          <table:table-cell table:formula="of:=SUM([.D5:.AB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19"/>
          <table:table-cell table:formula="of:=SUM([.D6:.AB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19"/>
          <table:table-cell table:formula="of:=SUM([.D7:.AB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19"/>
          <table:table-cell table:formula="of:=SUM([.D8:.AB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19"/>
          <table:table-cell table:formula="of:=SUM([.D9:.AB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18"/>
          <table:table-cell table:formula="of:=SUM([.D10:.AB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18"/>
          <table:table-cell table:formula="of:=SUM([.D11:.AB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18"/>
          <table:table-cell table:formula="of:=SUM([.D12:.AB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18"/>
          <table:table-cell table:formula="of:=SUM([.D13:.AB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18"/>
          <table:table-cell table:formula="of:=SUM([.D14:.AB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18"/>
          <table:table-cell table:formula="of:=SUM([.D15:.AB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17"/>
          <table:table-cell table:formula="of:=SUM([.D16:.AB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17"/>
          <table:table-cell table:formula="of:=SUM([.D17:.AB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15"/>
          <table:table-cell table:formula="of:=SUM([.D18:.AB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5"/>
          <table:table-cell table:formula="of:=SUM([.D19:.AB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15"/>
          <table:table-cell table:formula="of:=SUM([.D20:.AB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4"/>
          <table:table-cell table:formula="of:=SUM([.D21:.AB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4"/>
          <table:table-cell table:formula="of:=SUM([.D22:.AB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13"/>
          <table:table-cell table:formula="of:=SUM([.D23:.AB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13"/>
          <table:table-cell table:formula="of:=SUM([.D24:.AB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13"/>
          <table:table-cell table:formula="of:=SUM([.D25:.AB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3"/>
          <table:table-cell table:formula="of:=SUM([.D26:.AB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3"/>
          <table:table-cell table:formula="of:=SUM([.D27:.AB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1"/>
          <table:table-cell table:formula="of:=SUM([.D28:.AB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1"/>
          <table:table-cell table:formula="of:=SUM([.D29:.AB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11"/>
          <table:table-cell table:formula="of:=SUM([.D30:.AB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11"/>
          <table:table-cell table:formula="of:=SUM([.D31:.AB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11"/>
          <table:table-cell table:formula="of:=SUM([.D32:.AB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11"/>
          <table:table-cell table:formula="of:=SUM([.D33:.AB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11"/>
          <table:table-cell table:formula="of:=SUM([.D34:.AB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10"/>
          <table:table-cell table:formula="of:=SUM([.D35:.AB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10"/>
          <table:table-cell table:formula="of:=SUM([.D36:.AB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10"/>
          <table:table-cell table:formula="of:=SUM([.D37:.AB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10"/>
          <table:table-cell table:formula="of:=SUM([.D38:.AB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9"/>
          <table:table-cell table:formula="of:=SUM([.D39:.AB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office:value-type="float" office:value="1.2" calcext:value-type="float">
            <text:p>1.2</text:p>
          </table:table-cell>
          <table:table-cell table:number-columns-repeated="9"/>
          <table:table-cell table:formula="of:=SUM([.D40:.AB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9"/>
          <table:table-cell table:formula="of:=SUM([.D41:.AB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9"/>
          <table:table-cell table:formula="of:=SUM([.D42:.AB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table:number-columns-repeated="9"/>
          <table:table-cell table:formula="of:=SUM([.D43:.AB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9"/>
          <table:table-cell table:formula="of:=SUM([.D44:.AB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office:value-type="float" office:value="4" calcext:value-type="float">
            <text:p>4.0</text:p>
          </table:table-cell>
          <table:table-cell table:number-columns-repeated="9"/>
          <table:table-cell table:formula="of:=SUM([.D45:.AB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9"/>
          <table:table-cell table:formula="of:=SUM([.D46:.AB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office:value-type="float" office:value="6.5" calcext:value-type="float">
            <text:p>6.5</text:p>
          </table:table-cell>
          <table:table-cell table:number-columns-repeated="9"/>
          <table:table-cell table:formula="of:=SUM([.D47:.AB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9"/>
          <table:table-cell table:formula="of:=SUM([.D48:.AB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8"/>
          <table:table-cell table:formula="of:=SUM([.D49:.AB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8"/>
          <table:table-cell table:formula="of:=SUM([.D50:.AB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7"/>
          <table:table-cell table:formula="of:=SUM([.D51:.AB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7"/>
          <table:table-cell table:formula="of:=SUM([.D52:.AB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table:number-columns-repeated="7"/>
          <table:table-cell table:formula="of:=SUM([.D53:.AB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7"/>
          <table:table-cell table:formula="of:=SUM([.D54:.AB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table:number-columns-repeated="7"/>
          <table:table-cell table:formula="of:=SUM([.D55:.AB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18.8" calcext:value-type="float">
            <text:p>18.8</text:p>
          </table:table-cell>
          <table:table-cell table:number-columns-repeated="2" table:style-name="Default" office:value-type="float" office:value="8.5" calcext:value-type="float">
            <text:p>8.5</text:p>
          </table:table-cell>
          <table:table-cell table:style-name="Default" table:number-columns-repeated="7"/>
          <table:table-cell table:formula="of:=SUM([.D56:.AB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7"/>
          <table:table-cell table:formula="of:=SUM([.D57:.AB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19.7" calcext:value-type="float">
            <text:p>19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table:number-columns-repeated="7"/>
          <table:table-cell table:formula="of:=SUM([.D58:.AB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table:number-columns-repeated="7"/>
          <table:table-cell table:formula="of:=SUM([.D59:.AB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table:number-columns-repeated="7"/>
          <table:table-cell table:formula="of:=SUM([.D60:.AB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30.2" calcext:value-type="float">
            <text:p>3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formula="of:=SUM([.D61:.AB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0.4" calcext:value-type="float">
            <text:p>20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formula="of:=SUM([.D62:.AB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0.3" calcext:value-type="float">
            <text:p>20.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formula="of:=SUM([.D63:.AB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table:number-columns-repeated="5"/>
          <table:table-cell table:formula="of:=SUM([.D64:.AB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9" calcext:value-type="float">
            <text:p>6.9</text:p>
          </table:table-cell>
          <table:table-cell table:style-name="Default" table:number-columns-repeated="4"/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7.3" calcext:value-type="float">
            <text:p>17.3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table:number-columns-repeated="5"/>
          <table:table-cell table:formula="of:=SUM([.D65:.AB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4" calcext:value-type="float">
            <text:p>6.4</text:p>
          </table:table-cell>
          <table:table-cell table:style-name="Default" table:number-columns-repeated="4"/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41.4" calcext:value-type="float">
            <text:p>41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4"/>
          <table:table-cell table:formula="of:=SUM([.D66:.AB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7" calcext:value-type="float">
            <text:p>5.7</text:p>
          </table:table-cell>
          <table:table-cell table:style-name="Default" table:number-columns-repeated="4"/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39.8" calcext:value-type="float">
            <text:p>39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4"/>
          <table:table-cell table:formula="of:=SUM([.D67:.AB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6" calcext:value-type="float">
            <text:p>5.6</text:p>
          </table:table-cell>
          <table:table-cell table:style-name="Default" table:number-columns-repeated="4"/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4"/>
          <table:table-cell table:formula="of:=SUM([.D68:.AB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4.6" calcext:value-type="float">
            <text:p>4.6</text:p>
          </table:table-cell>
          <table:table-cell table:style-name="Default" table:number-columns-repeated="4"/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13.7" calcext:value-type="float">
            <text:p>13.7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39.3" calcext:value-type="float">
            <text:p>39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formula="of:=SUM([.D69:.AB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4.1" calcext:value-type="float">
            <text:p>4.1</text:p>
          </table:table-cell>
          <table:table-cell table:style-name="Default" table:number-columns-repeated="4"/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12.1" calcext:value-type="float">
            <text:p>12.1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 table:number-columns-repeated="4"/>
          <table:table-cell table:formula="of:=SUM([.D70:.AB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38.9" calcext:value-type="float">
            <text:p>38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table:number-columns-repeated="4"/>
          <table:table-cell table:formula="of:=SUM([.D71:.AB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.9" calcext:value-type="float">
            <text:p>13.9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37.8" calcext:value-type="float">
            <text:p>37.8</text:p>
          </table:table-cell>
          <table:table-cell table:style-name="Default"/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table:number-columns-repeated="3"/>
          <table:table-cell table:formula="of:=SUM([.D72:.AB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Default" table:number-columns-repeated="4"/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36.6" calcext:value-type="float">
            <text:p>36.6</text:p>
          </table:table-cell>
          <table:table-cell table:style-name="Default"/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13.2" calcext:value-type="float">
            <text:p>13.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3"/>
          <table:table-cell table:formula="of:=SUM([.D73:.AB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.2" calcext:value-type="float">
            <text:p>12.2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6.1" calcext:value-type="float">
            <text:p>36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5.7" calcext:value-type="float">
            <text:p>15.7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3"/>
          <table:table-cell table:formula="of:=SUM([.D74:.AB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7" calcext:value-type="float">
            <text:p>2.7</text:p>
          </table:table-cell>
          <table:table-cell table:style-name="Default" table:number-columns-repeated="4"/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8.8" calcext:value-type="float">
            <text:p>8.8</text:p>
          </table:table-cell>
          <table:table-cell table:style-name="Default" office:value-type="float" office:value="11.7" calcext:value-type="float">
            <text:p>11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table:number-columns-repeated="3"/>
          <table:table-cell table:formula="of:=SUM([.D75:.AB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8.1" calcext:value-type="float">
            <text:p>8.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34.3" calcext:value-type="float">
            <text:p>34.3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3"/>
          <table:table-cell table:formula="of:=SUM([.D76:.AB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3.4" calcext:value-type="float">
            <text:p>33.4</text:p>
          </table:table-cell>
          <table:table-cell table:style-name="Default"/>
          <table:table-cell table:style-name="Default" office:value-type="float" office:value="16.4" calcext:value-type="float">
            <text:p>16.4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 table:number-columns-repeated="3"/>
          <table:table-cell table:formula="of:=SUM([.D77:.AB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2" calcext:value-type="float">
            <text:p>2.2</text:p>
          </table:table-cell>
          <table:table-cell table:style-name="Default" table:number-columns-repeated="4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32.5" calcext:value-type="float">
            <text:p>32.5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table:number-columns-repeated="3"/>
          <table:table-cell table:formula="of:=SUM([.D78:.AB78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6-01" calcext:value-type="date">
            <text:p>2016-06-01</text:p>
          </table:table-cell>
          <table:table-cell table:style-name="Default" table:number-columns-repeated="25"/>
          <table:table-cell table:formula="of:=SUM([.D79:.AB7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07-01" calcext:value-type="date">
            <text:p>2016-07-01</text:p>
          </table:table-cell>
          <table:table-cell table:style-name="Default" table:number-columns-repeated="25"/>
          <table:table-cell table:formula="of:=SUM([.D80:.AB8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xvjS4" xlink:type="simple">https://archive.is/xvjS4</text:a></text:p>
          </table:table-cell>
          <table:table-cell office:value-type="date" office:date-value="2016-08-01" calcext:value-type="date">
            <text:p>2016-08-01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7" calcext:value-type="float">
            <text:p>1.7</text:p>
          </table:table-cell>
          <table:table-cell table:style-name="Default" table:number-columns-repeated="4"/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2.4" calcext:value-type="float">
            <text:p>2.4</text:p>
          </table:table-cell>
          <table:table-cell table:style-name="Default" office:value-type="float" office:value="29.2" calcext:value-type="float">
            <text:p>29.2</text:p>
          </table:table-cell>
          <table:table-cell table:style-name="Default"/>
          <table:table-cell table:style-name="Default" office:value-type="float" office:value="14.1" calcext:value-type="float">
            <text:p>14.1</text:p>
          </table:table-cell>
          <table:table-cell table:style-name="Default" office:value-type="float" office:value="21.4" calcext:value-type="float">
            <text:p>21.4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table:number-columns-repeated="3"/>
          <table:table-cell table:formula="of:=SUM([.D81:.AB81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9-01" calcext:value-type="date">
            <text:p>2016-09-01</text:p>
          </table:table-cell>
          <table:table-cell table:style-name="Default" table:number-columns-repeated="25"/>
          <table:table-cell table:formula="of:=SUM([.D82:.AB8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10-01" calcext:value-type="date">
            <text:p>2016-10-01</text:p>
          </table:table-cell>
          <table:table-cell table:style-name="Default" table:number-columns-repeated="25"/>
          <table:table-cell table:formula="of:=SUM([.D83:.AB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79atw60" xlink:type="simple">http://www.webcitation.org/6m79atw60</text:a></text:p>
          </table:table-cell>
          <table:table-cell office:value-type="date" office:date-value="2016-11-07" calcext:value-type="date">
            <text:p>2016-11-07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3" calcext:value-type="float">
            <text:p>1.3</text:p>
          </table:table-cell>
          <table:table-cell table:style-name="Default" table:number-columns-repeated="4"/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4.9" calcext:value-type="float">
            <text:p>4.9</text:p>
          </table:table-cell>
          <table:table-cell table:style-name="Default" office:value-type="float" office:value="6.8" calcext:value-type="float">
            <text:p>6.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.2" calcext:value-type="float">
            <text:p>25.2</text:p>
          </table:table-cell>
          <table:table-cell table:style-name="Default"/>
          <table:table-cell table:style-name="Default" office:value-type="float" office:value="11.3" calcext:value-type="float">
            <text:p>11.3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table:number-columns-repeated="2"/>
          <table:table-cell table:formula="of:=SUM([.D84:.AB8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hJl79jz" xlink:type="simple">http://www.webcitation.org/6mhJl79jz</text:a></text:p>
          </table:table-cell>
          <table:table-cell office:value-type="date" office:date-value="2016-12-05" calcext:value-type="date">
            <text:p>2016-12-05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2" calcext:value-type="float">
            <text:p>1.2</text:p>
          </table:table-cell>
          <table:table-cell table:style-name="Default" table:number-columns-repeated="4"/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/>
          <table:table-cell table:style-name="Default" office:value-type="float" office:value="10.8" calcext:value-type="float">
            <text:p>10.8</text:p>
          </table:table-cell>
          <table:table-cell table:style-name="Default" office:value-type="float" office:value="23.2" calcext:value-type="float">
            <text:p>23.2</text:p>
          </table:table-cell>
          <table:table-cell table:style-name="Default" office:value-type="float" office:value="26.3" calcext:value-type="float">
            <text:p>26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2"/>
          <table:table-cell table:formula="of:=SUM([.D85:.AB8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nYbO8e4g" xlink:type="simple">http://www.webcitation.org/6nYbO8e4g</text:a></text:p>
          </table:table-cell>
          <table:table-cell office:value-type="date" office:date-value="2017-01-09" calcext:value-type="date">
            <text:p>2017-01-09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22.6" calcext:value-type="float">
            <text:p>22.6</text:p>
          </table:table-cell>
          <table:table-cell table:style-name="Default"/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23.3" calcext:value-type="float">
            <text:p>23.3</text:p>
          </table:table-cell>
          <table:table-cell table:style-name="Default" office:value-type="float" office:value="29.6" calcext:value-type="float">
            <text:p>29.6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formula="of:=SUM([.D86:.AB8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oGgn8V3a" xlink:type="simple">http://www.webcitation.org/6oGgn8V3a</text:a></text:p>
          </table:table-cell>
          <table:table-cell office:value-type="date" office:date-value="2017-02-06" calcext:value-type="date">
            <text:p>2017-02-06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21.9" calcext:value-type="float">
            <text:p>21.9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office:value-type="float" office:value="23.1" calcext:value-type="float">
            <text:p>23.1</text:p>
          </table:table-cell>
          <table:table-cell table:style-name="Default" office:value-type="float" office:value="30.7" calcext:value-type="float">
            <text:p>30.7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formula="of:=SUM([.D87:.AB8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ovgp3Lqy" xlink:type="simple">http://www.webcitation.org/6ovgp3Lqy</text:a></text:p>
          </table:table-cell>
          <table:table-cell office:value-type="date" office:date-value="2017-03-06" calcext:value-type="date">
            <text:p>2017-03-06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5.4" calcext:value-type="float">
            <text:p>5.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/>
          <table:table-cell table:style-name="Default" office:value-type="float" office:value="9.4" calcext:value-type="float">
            <text:p>9.4</text:p>
          </table:table-cell>
          <table:table-cell table:style-name="Default" office:value-type="float" office:value="23.1" calcext:value-type="float">
            <text:p>23.1</text:p>
          </table:table-cell>
          <table:table-cell table:style-name="Default" office:value-type="float" office:value="31.3" calcext:value-type="float">
            <text:p>31.3</text:p>
          </table:table-cell>
          <table:table-cell table:style-name="Default" office:value-type="float" office:value="2.4" calcext:value-type="float">
            <text:p>2.4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formula="of:=SUM([.D88:.AB88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09:49:54.2579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7-03-13T09:52:53.137114000</dc:date>
    <meta:editing-duration>P3DT1H48M9S</meta:editing-duration>
    <meta:editing-cycles>41</meta:editing-cycles>
    <meta:generator>LibreOffice/5.1.4.2$MacOSX_X86_64 LibreOffice_project/f99d75f39f1c57ebdd7ffc5f42867c12031db97a</meta:generator>
    <meta:document-statistic meta:table-count="1" meta:cell-count="9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574cm" svg:y="0.516cm" chart:style-name="ch2">
          <text:p>Proportion of devices running different android API versions</text:p>
        </chart:title>
        <chart:legend chart:legend-position="bottom" svg:x="6.492cm" svg:y="17.275cm" style:legend-expansion="wide" chart:style-name="ch3"/>
        <chart:plot-area chart:style-name="ch4" table:cell-range-address="Sheet1.C3:Sheet1.AA88" chart:data-source-has-labels="both" svg:x="1.507cm" svg:y="1.69cm" svg:width="23.386cm" svg:height="14.235cm">
          <chartooo:coordinate-region svg:x="2.631cm" svg:y="1.889cm" svg:width="22.262cm" svg:height="11.972cm"/>
          <chart:axis chart:dimension="x" chart:name="primary-x" chart:style-name="ch5" chartooo:axis-type="auto">
            <chartooo:date-scale/>
            <chart:title svg:x="12.815cm" svg:y="16.306cm" chart:style-name="ch6">
              <text:p>Date</text:p>
            </chart:title>
            <chart:categories table:cell-range-address="Sheet1.C4:Sheet1.C88"/>
          </chart:axis>
          <chart:axis chart:dimension="y" chart:name="primary-y" chart:style-name="ch7">
            <chart:title svg:x="0.451cm" svg:y="9.668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88" chart:label-cell-address="Sheet1.D3:Sheet1.D3" chart:class="chart:area">
            <chart:data-point chart:repeated="85"/>
          </chart:series>
          <chart:series chart:style-name="ch11" chart:values-cell-range-address="Sheet1.E4:Sheet1.E88" chart:label-cell-address="Sheet1.E3:Sheet1.E3" chart:class="chart:area">
            <chart:data-point chart:repeated="85"/>
          </chart:series>
          <chart:series chart:style-name="ch12" chart:values-cell-range-address="Sheet1.F4:Sheet1.F88" chart:label-cell-address="Sheet1.F3:Sheet1.F3" chart:class="chart:area">
            <chart:data-point chart:repeated="85"/>
          </chart:series>
          <chart:series chart:style-name="ch13" chart:values-cell-range-address="Sheet1.G4:Sheet1.G88" chart:label-cell-address="Sheet1.G3:Sheet1.G3" chart:class="chart:area">
            <chart:data-point chart:repeated="85"/>
          </chart:series>
          <chart:series chart:style-name="ch14" chart:values-cell-range-address="Sheet1.H4:Sheet1.H88" chart:label-cell-address="Sheet1.H3:Sheet1.H3" chart:class="chart:area">
            <chart:data-point chart:repeated="85"/>
          </chart:series>
          <chart:series chart:style-name="ch15" chart:values-cell-range-address="Sheet1.I4:Sheet1.I88" chart:label-cell-address="Sheet1.I3:Sheet1.I3" chart:class="chart:area">
            <chart:data-point chart:repeated="85"/>
          </chart:series>
          <chart:series chart:style-name="ch16" chart:values-cell-range-address="Sheet1.J4:Sheet1.J88" chart:label-cell-address="Sheet1.J3:Sheet1.J3" chart:class="chart:area">
            <chart:data-point chart:repeated="85"/>
          </chart:series>
          <chart:series chart:style-name="ch17" chart:values-cell-range-address="Sheet1.K4:Sheet1.K88" chart:label-cell-address="Sheet1.K3:Sheet1.K3" chart:class="chart:area">
            <chart:data-point chart:repeated="85"/>
          </chart:series>
          <chart:series chart:style-name="ch18" chart:values-cell-range-address="Sheet1.L4:Sheet1.L88" chart:label-cell-address="Sheet1.L3:Sheet1.L3" chart:class="chart:area">
            <chart:data-point chart:repeated="85"/>
          </chart:series>
          <chart:series chart:style-name="ch19" chart:values-cell-range-address="Sheet1.M4:Sheet1.M88" chart:label-cell-address="Sheet1.M3:Sheet1.M3" chart:class="chart:area">
            <chart:data-point chart:repeated="85"/>
          </chart:series>
          <chart:series chart:style-name="ch20" chart:values-cell-range-address="Sheet1.N4:Sheet1.N88" chart:label-cell-address="Sheet1.N3:Sheet1.N3" chart:class="chart:area">
            <chart:data-point chart:repeated="85"/>
          </chart:series>
          <chart:series chart:style-name="ch21" chart:values-cell-range-address="Sheet1.O4:Sheet1.O88" chart:label-cell-address="Sheet1.O3:Sheet1.O3" chart:class="chart:area">
            <chart:data-point chart:repeated="85"/>
          </chart:series>
          <chart:series chart:style-name="ch10" chart:values-cell-range-address="Sheet1.P4:Sheet1.P88" chart:label-cell-address="Sheet1.P3:Sheet1.P3" chart:class="chart:area">
            <chart:data-point chart:repeated="85"/>
          </chart:series>
          <chart:series chart:style-name="ch11" chart:values-cell-range-address="Sheet1.Q4:Sheet1.Q88" chart:label-cell-address="Sheet1.Q3:Sheet1.Q3" chart:class="chart:area">
            <chart:data-point chart:repeated="85"/>
          </chart:series>
          <chart:series chart:style-name="ch12" chart:values-cell-range-address="Sheet1.R4:Sheet1.R88" chart:label-cell-address="Sheet1.R3:Sheet1.R3" chart:class="chart:area">
            <chart:data-point chart:repeated="85"/>
          </chart:series>
          <chart:series chart:style-name="ch13" chart:values-cell-range-address="Sheet1.S4:Sheet1.S88" chart:label-cell-address="Sheet1.S3:Sheet1.S3" chart:class="chart:area">
            <chart:data-point chart:repeated="85"/>
          </chart:series>
          <chart:series chart:style-name="ch14" chart:values-cell-range-address="Sheet1.T4:Sheet1.T88" chart:label-cell-address="Sheet1.T3:Sheet1.T3" chart:class="chart:area">
            <chart:data-point chart:repeated="85"/>
          </chart:series>
          <chart:series chart:style-name="ch22" chart:values-cell-range-address="Sheet1.U4:Sheet1.U88" chart:label-cell-address="Sheet1.U3:Sheet1.U3" chart:class="chart:area">
            <chart:data-point chart:repeated="85"/>
          </chart:series>
          <chart:series chart:style-name="ch16" chart:values-cell-range-address="Sheet1.V4:Sheet1.V88" chart:label-cell-address="Sheet1.V3:Sheet1.V3" chart:class="chart:area">
            <chart:data-point chart:repeated="85"/>
          </chart:series>
          <chart:series chart:style-name="ch17" chart:values-cell-range-address="Sheet1.W4:Sheet1.W88" chart:label-cell-address="Sheet1.W3:Sheet1.W3" chart:class="chart:area">
            <chart:data-point chart:repeated="85"/>
          </chart:series>
          <chart:series chart:style-name="ch18" chart:values-cell-range-address="Sheet1.X4:Sheet1.X88" chart:label-cell-address="Sheet1.X3:Sheet1.X3" chart:class="chart:area">
            <chart:data-point chart:repeated="85"/>
          </chart:series>
          <chart:series chart:style-name="ch19" chart:values-cell-range-address="Sheet1.Y4:Sheet1.Y88" chart:label-cell-address="Sheet1.Y3:Sheet1.Y3" chart:class="chart:area">
            <chart:data-point chart:repeated="85"/>
          </chart:series>
          <chart:series chart:style-name="ch20" chart:values-cell-range-address="Sheet1.Z4:Sheet1.Z88" chart:label-cell-address="Sheet1.Z3:Sheet1.Z3" chart:class="chart:area">
            <chart:data-point chart:repeated="85"/>
          </chart:series>
          <chart:series chart:style-name="ch21" chart:values-cell-range-address="Sheet1.AA4:Sheet1.AA88" chart:label-cell-address="Sheet1.AA3:Sheet1.AA3" chart:class="chart:area">
            <chart:data-point chart:repeated="8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  <table:table-cell office:value-type="string">
                <text:p>7.0</text:p>
                <draw:g>
                  <svg:desc>Sheet1.Z3:Sheet1.Z3</svg:desc>
                </draw:g>
              </table:table-cell>
              <table:table-cell office:value-type="string">
                <text:p>7.1</text:p>
                <draw:g>
                  <svg:desc>Sheet1.AA3:Sheet1.AA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1</text:p>
                <draw:g>
                  <svg:desc>Sheet1.C4:Sheet1.C88</svg:desc>
                </draw:g>
              </table:table-cell>
              <table:table-cell office:value-type="float" office:value="0.3">
                <text:p>0.3</text:p>
                <draw:g>
                  <svg:desc>Sheet1.D4:Sheet1.D88</svg:desc>
                </draw:g>
              </table:table-cell>
              <table:table-cell office:value-type="float" office:value="27.7">
                <text:p>27.7</text:p>
                <draw:g>
                  <svg:desc>Sheet1.E4:Sheet1.E88</svg:desc>
                </draw:g>
              </table:table-cell>
              <table:table-cell office:value-type="float" office:value="54.2">
                <text:p>54.2</text:p>
                <draw:g>
                  <svg:desc>Sheet1.F4:Sheet1.F88</svg:desc>
                </draw:g>
              </table:table-cell>
              <table:table-cell office:value-type="float" office:value="2.9">
                <text:p>2.9</text:p>
                <draw:g>
                  <svg:desc>Sheet1.G4:Sheet1.G88</svg:desc>
                </draw:g>
              </table:table-cell>
              <table:table-cell office:value-type="float" office:value="14.8">
                <text:p>14.8</text:p>
                <draw:g>
                  <svg:desc>Sheet1.H4:Sheet1.H88</svg:desc>
                </draw:g>
              </table:table-cell>
              <table:table-cell office:value-type="float" office:value="NaN">
                <text:p>NaN</text:p>
                <draw:g>
                  <svg:desc>Sheet1.I4:Sheet1.I88</svg:desc>
                </draw:g>
              </table:table-cell>
              <table:table-cell office:value-type="float" office:value="NaN">
                <text:p>NaN</text:p>
                <draw:g>
                  <svg:desc>Sheet1.J4:Sheet1.J88</svg:desc>
                </draw:g>
              </table:table-cell>
              <table:table-cell office:value-type="float" office:value="NaN">
                <text:p>NaN</text:p>
                <draw:g>
                  <svg:desc>Sheet1.K4:Sheet1.K88</svg:desc>
                </draw:g>
              </table:table-cell>
              <table:table-cell office:value-type="float" office:value="NaN">
                <text:p>NaN</text:p>
                <draw:g>
                  <svg:desc>Sheet1.L4:Sheet1.L88</svg:desc>
                </draw:g>
              </table:table-cell>
              <table:table-cell office:value-type="float" office:value="NaN">
                <text:p>NaN</text:p>
                <draw:g>
                  <svg:desc>Sheet1.M4:Sheet1.M88</svg:desc>
                </draw:g>
              </table:table-cell>
              <table:table-cell office:value-type="float" office:value="NaN">
                <text:p>NaN</text:p>
                <draw:g>
                  <svg:desc>Sheet1.N4:Sheet1.N88</svg:desc>
                </draw:g>
              </table:table-cell>
              <table:table-cell office:value-type="float" office:value="NaN">
                <text:p>NaN</text:p>
                <draw:g>
                  <svg:desc>Sheet1.O4:Sheet1.O88</svg:desc>
                </draw:g>
              </table:table-cell>
              <table:table-cell office:value-type="float" office:value="NaN">
                <text:p>NaN</text:p>
                <draw:g>
                  <svg:desc>Sheet1.P4:Sheet1.P88</svg:desc>
                </draw:g>
              </table:table-cell>
              <table:table-cell office:value-type="float" office:value="NaN">
                <text:p>NaN</text:p>
                <draw:g>
                  <svg:desc>Sheet1.Q4:Sheet1.Q88</svg:desc>
                </draw:g>
              </table:table-cell>
              <table:table-cell office:value-type="float" office:value="NaN">
                <text:p>NaN</text:p>
                <draw:g>
                  <svg:desc>Sheet1.R4:Sheet1.R88</svg:desc>
                </draw:g>
              </table:table-cell>
              <table:table-cell office:value-type="float" office:value="NaN">
                <text:p>NaN</text:p>
                <draw:g>
                  <svg:desc>Sheet1.S4:Sheet1.S88</svg:desc>
                </draw:g>
              </table:table-cell>
              <table:table-cell office:value-type="float" office:value="NaN">
                <text:p>NaN</text:p>
                <draw:g>
                  <svg:desc>Sheet1.T4:Sheet1.T88</svg:desc>
                </draw:g>
              </table:table-cell>
              <table:table-cell office:value-type="float" office:value="NaN">
                <text:p>NaN</text:p>
                <draw:g>
                  <svg:desc>Sheet1.U4:Sheet1.U88</svg:desc>
                </draw:g>
              </table:table-cell>
              <table:table-cell office:value-type="float" office:value="NaN">
                <text:p>NaN</text:p>
                <draw:g>
                  <svg:desc>Sheet1.V4:Sheet1.V88</svg:desc>
                </draw:g>
              </table:table-cell>
              <table:table-cell office:value-type="float" office:value="NaN">
                <text:p>NaN</text:p>
                <draw:g>
                  <svg:desc>Sheet1.W4:Sheet1.W88</svg:desc>
                </draw:g>
              </table:table-cell>
              <table:table-cell office:value-type="float" office:value="NaN">
                <text:p>NaN</text:p>
                <draw:g>
                  <svg:desc>Sheet1.X4:Sheet1.X88</svg:desc>
                </draw:g>
              </table:table-cell>
              <table:table-cell office:value-type="float" office:value="NaN">
                <text:p>NaN</text:p>
                <draw:g>
                  <svg:desc>Sheet1.Y4:Sheet1.Y88</svg:desc>
                </draw:g>
              </table:table-cell>
              <table:table-cell office:value-type="float" office:value="NaN">
                <text:p>NaN</text:p>
                <draw:g>
                  <svg:desc>Sheet1.Z4:Sheet1.Z88</svg:desc>
                </draw:g>
              </table:table-cell>
              <table:table-cell office:value-type="float" office:value="NaN">
                <text:p>NaN</text:p>
                <draw:g>
                  <svg:desc>Sheet1.AA4:Sheet1.AA88</svg:desc>
                </draw:g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45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2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1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6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19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21.4">
                <text:p>21.4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22.8">
                <text:p>22.8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  <table:table-cell office:value-type="float" office:value="6.4">
                <text:p>6.4</text:p>
              </table:table-cell>
              <table:table-cell office:value-type="float" office:value="1.9">
                <text:p>1.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23.2">
                <text:p>23.2</text:p>
              </table:table-cell>
              <table:table-cell office:value-type="float" office:value="26.3">
                <text:p>26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44">
                <text:p>4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23.3">
                <text:p>23.3</text:p>
              </table:table-cell>
              <table:table-cell office:value-type="float" office:value="29.6">
                <text:p>29.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3.1">
                <text:p>23.1</text:p>
              </table:table-cell>
              <table:table-cell office:value-type="float" office:value="30.7">
                <text:p>30.7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23.1">
                <text:p>23.1</text:p>
              </table:table-cell>
              <table:table-cell office:value-type="float" office:value="31.3">
                <text:p>31.3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